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4.1972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2.64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Liberation Seri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/>
          <table:table-cell table:style-name="ce4" office:value-type="string">
            <text:p>Astronomy Event Time Line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table:number-columns-repeated="2"/>
          <table:table-cell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Keywords</text:p>
          </table:table-cell>
          <table:table-cell table:style-name="ce7" office:value-type="string">
            <text:p>References</text:p>
          </table:table-cell>
        </table:table-row>
        <table:table-row table:style-name="ro3">
          <table:table-cell table:style-name="ce3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 table:number-columns-repeated="2"/>
        </table:table-row>
        <table:table-row table:style-name="ro3">
          <table:table-cell table:style-name="ce3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 table:number-columns-repeated="2"/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office:value-type="string">
            <text:p>Radio Astronomy, 1966, McGraw-Hill</text:p>
          </table:table-cell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957-01-01">
            <text:p>1957-01-01</text:p>
          </table:table-cell>
          <table:table-cell office:value-type="string">
            <text:p>The Soviet Union launches Sputnik I, the first artificial earth satellite</text:p>
          </table:table-cell>
          <table:table-cell table:number-columns-repeated="2"/>
        </table:table-row>
        <table:table-row table:style-name="ro3">
          <table:table-cell table:style-name="ce3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 table:number-columns-repeated="2"/>
        </table:table-row>
        <table:table-row table:style-name="ro3">
          <table:table-cell table:style-name="ce3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office:value-type="string">
            <text:p>1951, Nature, 168, 356;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 table:number-columns-repeated="2"/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 table:number-columns-repeated="2"/>
        </table:table-row>
        <table:table-row table:style-name="ro4">
          <table:table-cell table:style-name="ce3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 table:number-columns-repeated="2"/>
        </table:table-row>
        <table:table-row table:style-name="ro3">
          <table:table-cell table:style-name="ce3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 table:number-columns-repeated="2"/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 table:number-columns-repeated="2"/>
        </table:table-row>
        <table:table-row table:style-name="ro3">
          <table:table-cell table:style-name="ce3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table:style-name="Default" office:value-type="string">
            <text:p>1933, Proc. IRE, 21, 1387; 1933, Nature, 132, 66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Clyde Tombaugh discovers the planet Pluto</text:p>
          </table:table-cell>
          <table:table-cell table:number-columns-repeated="2"/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Hubble identifes the velocity-distance relation called Hubble's constant</text:p>
          </table:table-cell>
          <table:table-cell table:number-columns-repeated="2"/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 table:number-columns-repeated="2"/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 table:number-columns-repeated="2"/>
        </table:table-row>
        <table:table-row table:style-name="ro3">
          <table:table-cell table:style-name="ce3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 table:number-columns-repeated="2"/>
        </table:table-row>
        <table:table-row table:style-name="ro3">
          <table:table-cell table:style-name="ce3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Einstein and de Sitter formulate their cosmological theories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 table:number-columns-repeated="2"/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van Maanen measures the roatation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 table:number-columns-repeated="2"/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 table:number-columns-repeated="2"/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Leavitt discovers the periods of Cepheid variables</text:p>
          </table:table-cell>
          <table:table-cell table:number-columns-repeated="2"/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 table:number-columns-repeated="2"/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 table:number-columns-repeated="2"/>
        </table:table-row>
        <table:table-row table:style-name="ro3">
          <table:table-cell table:style-name="ce3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3"/>
        </table:table-row>
        <table:table-row table:style-name="ro3">
          <table:table-cell table:style-name="ce3"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3">
          <table:table-cell table:style-name="ce3"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3">
          <table:table-cell table:style-name="ce3"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3">
          <table:table-cell table:style-name="ce3"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3">
          <table:table-cell table:style-name="ce3"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3">
          <table:table-cell table:style-name="ce3"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table:style-name="ce3"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3">
          <table:table-cell table:style-name="ce3"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3">
          <table:table-cell table:style-name="ce3"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table:style-name="ce3"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3">
          <table:table-cell table:style-name="ce3"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3">
          <table:table-cell table:style-name="ce3"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 table:number-columns-repeated="2"/>
        </table:table-row>
        <table:table-row table:style-name="ro3">
          <table:table-cell table:style-name="ce3"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3">
          <table:table-cell table:style-name="ce3"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table:style-name="ce3" office:value-type="date" office:date-value="1846-01-01">
            <text:p>1846-01-01</text:p>
          </table:table-cell>
          <table:table-cell office:value-type="string">
            <text:p>Leverrier independently predicts the position of Neptune, where it is discovered by Johann Galle</text:p>
          </table:table-cell>
          <table:table-cell table:number-columns-repeated="2"/>
        </table:table-row>
        <table:table-row table:style-name="ro3">
          <table:table-cell table:style-name="ce3"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table:style-name="ce3"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3">
          <table:table-cell table:style-name="ce3"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3">
          <table:table-cell table:style-name="ce3"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 table:number-columns-repeated="2"/>
        </table:table-row>
        <table:table-row table:style-name="ro3">
          <table:table-cell table:style-name="ce3" office:value-type="date" office:date-value="1838-01-01">
            <text:p>1838-01-01</text:p>
          </table:table-cell>
          <table:table-cell office:value-type="string">
            <text:p>Bessel measures the parallax of 61 Cygni</text:p>
          </table:table-cell>
          <table:table-cell table:number-columns-repeated="2"/>
        </table:table-row>
        <table:table-row table:style-name="ro3">
          <table:table-cell table:style-name="ce3"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3">
          <table:table-cell table:style-name="ce3"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table:style-name="ce3"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3">
          <table:table-cell table:style-name="ce3" office:value-type="date" office:date-value="1823-01-01">
            <text:p>1823-01-01</text:p>
          </table:table-cell>
          <table:table-cell office:value-type="string">
            <text:p>Frauenhofer observes the spectra of fixed stars</text:p>
          </table:table-cell>
          <table:table-cell table:number-columns-repeated="2"/>
        </table:table-row>
        <table:table-row table:style-name="ro3">
          <table:table-cell table:style-name="ce3" office:value-type="date" office:date-value="1814-01-01">
            <text:p>1814-01-01</text:p>
          </table:table-cell>
          <table:table-cell office:value-type="string">
            <text:p>Frauenhofer begins his study of the solar spectrum</text:p>
          </table:table-cell>
          <table:table-cell table:number-columns-repeated="2"/>
        </table:table-row>
        <table:table-row table:style-name="ro3">
          <table:table-cell table:style-name="ce3"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table:style-name="ce3"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3">
          <table:table-cell table:style-name="ce3"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3">
          <table:table-cell table:style-name="ce3"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 table:number-columns-repeated="2"/>
        </table:table-row>
        <table:table-row table:style-name="ro3">
          <table:table-cell table:style-name="ce3" office:value-type="date" office:date-value="1801-01-01">
            <text:p>1801-01-01</text:p>
          </table:table-cell>
          <table:table-cell office:value-type="string">
            <text:p>Lalande's <text:s/>Bibliographie astronomiquecatalogs the positions of 47,000 stars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3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disocvers infrared radiation in sun spectrum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96-01-01">
            <text:p>1796-01-01</text:p>
          </table:table-cell>
          <table:table-cell office:value-type="string">
            <text:p>Laplace's Explanation of the system of the worldstates his nebular hypothesis</text:p>
          </table:table-cell>
          <table:table-cell table:number-columns-repeated="2"/>
        </table:table-row>
        <table:table-row table:style-name="ro3">
          <table:table-cell table:style-name="ce3" office:value-type="date" office:date-value="1796-01-01">
            <text:p>1796-01-01</text:p>
          </table:table-cell>
          <table:table-cell office:value-type="string">
            <text:p>Laplace, Explanation of the system of the world states his nebular hypothesis of the origin of the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table:style-name="ce3"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s divis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Herschel discovers the planet Ura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table:style-name="ce3"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table:style-name="ce3"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3-01-01">
            <text:p>1713-01-01</text:p>
          </table:table-cell>
          <table:table-cell office:value-type="string">
            <text:p><text:s/>Newton issues updated Principia </text:p>
          </table:table-cell>
          <table:table-cell table:number-columns-repeated="2"/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table:style-name="ce3"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table:style-name="ce3"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3"/>
        </table:table-row>
        <table:table-row table:style-name="ro3">
          <table:table-cell table:style-name="ce3"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 table:number-columns-repeated="2"/>
        </table:table-row>
        <table:table-row table:style-name="ro3">
          <table:table-cell table:style-name="ce3"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3" table:number-rows-repeated="104828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ce8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database-ranges>
        <table:database-range table:target-range-address="Sheet1.A4:Sheet1.B2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</number:date-style>
    <number:date-style style:name="N5106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1">01/11/2010</text:date>, <text:time>21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im Fowler</meta:initial-creator>
    <meta:creation-date>2010-01-07T21:52:50</meta:creation-date>
    <dc:date>2010-01-11T21:04:09</dc:date>
    <dc:creator>Jim Fowler</dc:creator>
    <meta:editing-duration>PT02H32M49S</meta:editing-duration>
    <meta:editing-cycles>10</meta:editing-cycles>
    <meta:generator>OpenOffice.org/3.1$Linux OpenOffice.org_project/310m19$Build-9420</meta:generator>
    <meta:document-statistic meta:table-count="3" meta:cell-count="596" meta:object-count="0"/>
  </office:meta>
</office:document-meta>
</file>